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0723a" officeooo:paragraph-rsid="001072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Example: Photo OCR</text:p>
      <text:p text:style-name="P1"/>
      <text:p text:style-name="P1">Photo “Optical Character Recognition”</text:p>
      <text:p text:style-name="P1"/>
      <text:p text:style-name="P1">Problem Description and Pipeline</text:p>
      <text:p text:style-name="P1"/>
      <text:p text:style-name="P1">How to recognize and read text that appears in a picture. A pipeline is the architecture of our model. </text:p>
      <text:p text:style-name="P1"/>
      <text:p text:style-name="P1"/>
      <text:p text:style-name="P1"/>
      <text:p text:style-name="P1">Sliding Windows</text:p>
      <text:p text:style-name="P1"/>
      <text:p text:style-name="P1">A sliding window is the name of a classifier used in text recognition, but it can also be used in pedestrian detection. For this last example we present the model with pictures of positive example (small image with a pedestrian) and negative. </text:p>
      <text:p text:style-name="P1"><text:s/>That's for the training and cross validation set. But here is what happens for the test set</text:p>
      <text:p text:style-name="P1"/>
      <text:p text:style-name="P1"/>
      <text:p text:style-name="P1">Here we see the image is bigger and there are numerous pedestrians. We start by taking a small patch on the upper left of the picture; extract it and run it through the model. After it has decided whether there is or not a pedestrian there (y=0 or 1), we move the rectangle a bit to the left and run the patch of image again. The size of the patch is the step size (best is 1px, but to run faster we run with a step size of 4px or so.). Once the whole image has been scanned, we need to take a larger patch and do it again. </text:p>
      <text:p text:style-name="P1"/>
      <text:p text:style-name="P1">Similarly, for text:</text:p>
      <text:p text:style-name="P1"/>
      <text:p text:style-name="P1">Once we are done with the window sliding, we are left with a negative of the picture with white patches where there is text. We'll want to increase the area in white in order to be sure to extract clear text. </text:p>
      <text:p text:style-name="P1"/>
      <text:p text:style-name="P1">We then look at the connected components (SCC ??) and extract the blobs that are strongly connected.</text:p>
      <text:p text:style-name="P1"><text:tab/></text:p>
      <text:p text:style-name="P1"><text:tab/>Text segmentation</text:p>
      <text:p text:style-name="P1">This time around we'll apply a new algorithm, but with reversed classification: there is not separation when can make out a letter, there is a separation when you don't have a clear letter</text:p>
      <text:p text:style-name="P1"/>
      <text:p text:style-name="P1"/>
      <text:p text:style-name="P1">But again, we are using a sliding window</text:p>
      <text:p text:style-name="P1"/>
      <text:p text:style-name="P1">and return 1 if there is a clear split in the middle of the window</text:p>
      <text:p text:style-name="P1"/>
      <text:p text:style-name="P1">Getting Lots of Data and Artificial Datasets</text:p>
      <text:p text:style-name="P1"/>
      <text:p text:style-name="P1">Artificial data synthesis: A remarkable property that doesn't apply to all the models. It involves:</text:p>
      <text:p text:style-name="P1">-creating data from zero</text:p>
      <text:p text:style-name="P1">-extending the size of a pre-existing small dataset</text:p>
      <text:p text:style-name="P1"/>
      <text:p text:style-name="P1">One word: Computer Font Library. A huge repository of letters that look different, or you can even take a single font and paste it against random backgrounds.</text:p>
      <text:p text:style-name="P1"/>
      <text:p text:style-name="P1">That or create additional data by inducing distortion in existing images of letters (as per personal intuition).</text:p>
      <text:p text:style-name="P1"/>
      <text:p text:style-name="P1"/>
      <text:p text:style-name="P1">But be careful, simply adding grain or changing the lightning will not help.</text:p>
      <text:p text:style-name="P1"><text:soft-page-break/></text:p>
      <text:p text:style-name="P1"/>
      <text:p text:style-name="P1"/>
      <text:p text:style-name="P1">Ceiling Analysis: What part of the pipeline to work on next</text:p>
      <text:p text:style-name="P1"/>
      <text:p text:style-name="P1">Ceiling analysis in a pipeline is analyzing the errors in each component and seeing which of these boxes is most worth your effort to try and improve the performance.</text:p>
      <text:p text:style-name="P1"/>
      <text:p text:style-name="P1"/>
      <text:p text:style-name="P1"/>
      <text:p text:style-name="P1">Let's start with the first box. If we artificially give <text:s/>it an accuracy of 100%, we can then see how the overall accuracy of the system will fare with the other two boxes running normally. So by doing that for each box (while keeping the previous at 100%) we can pinpoint which box, if it was running at 100%, would give the biggest boost to overall performance. It's called plugging in the ground-truth labels for a component</text:p>
      <text:p text:style-name="P1"/>
      <text:p text:style-name="P1"/>
      <text:p text:style-name="P1"/>
      <text:p text:style-name="P1">Unrelated note: in face recognition the eyes play a prime role</text:p>
      <text:p text:style-name="P1"/>
      <text:p text:style-name="P1">For supposing perfect preprocess we can just do it manually in Photosho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Here face detection is the most promising part. </text:p>
      <text:p text:style-name="P1"/>
      <text:p text:style-name="P1"/>
      <text:p text:style-name="P1"/>
      <text:p text:style-name="P1"/>
      <text:p text:style-name="P1"/>
      <text:p text:style-name="P1">What next?</text:p>
      <text:p text:style-name="P1">https://classroom.udacity.com/courses/ud730/lessons/6370362152/concepts/63798118150923</text:p>
      <text:p text:style-name="P1"/>
      <text:p text:style-name="P1">Write a thank you 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2" meta:word-count="567" meta:character-count="3233" meta:non-whitespace-character-count="2688"/>
    <meta:generator>LibreOffice/5.0.5.2$Linux_X86_64 LibreOffice_project/00m0$Build-2</meta:generator>
  </office:meta>
</office:document-meta>
</file>